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800000001D96EE407CD644123D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keep-together="auto" fo:keep-with-next="auto"/>
    </style:style>
    <style:style style:name="P4" style:family="paragraph" style:parent-style-name="Heading_20_1">
      <style:paragraph-properties fo:keep-together="auto" fo:keep-with-next="auto"/>
    </style:style>
    <style:style style:name="P5" style:family="paragraph" style:parent-style-name="Heading_20_3">
      <style:paragraph-properties fo:keep-together="auto" fo:keep-with-next="auto"/>
    </style:style>
    <style:style style:name="P6" style:family="paragraph" style:parent-style-name="Title" style:master-page-name="Standard">
      <style:paragraph-properties fo:keep-together="auto" style:page-number="1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0000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m3t2f6j72brc"/>Programmieren Tutorium - Arbeitsblatt 3</text:p>
      <text:p text:style-name="P4"><text:bookmark text:name="_rzhdxfy45j95"/>Wiederholung: Berechne gerade Quadratzahlen bis 100</text:p>
      <text:p text:style-name="P2"><text:span text:style-name="T1">Szenario</text:span>: Schreibe ein Programm, das die Quadratzahlen von 1 bis 100 berechnet. Verwende eine for-Schleife, um die Quadratzahlen zu berechnen, und eine if-Bedingung, um nur die geraden Quadratzahlen auszugeben.</text:p>
      <text:p text:style-name="P2"><text:span text:style-name="T1">Aufgabe</text:span>: Verwende eine for-Schleife, um die Quadratzahlen von 1 bis 100 zu berechnen. Wenn das Quadrat eine gerade Zahl ist, soll diese Zahl in der Konsole ausgegeben werden.</text:p>
      <text:p text:style-name="P5"><text:bookmark text:name="_g5djegibgnnf"/><text:span text:style-name="T2"><text:line-break/></text:span>Wiederholung: Zeichne ein Rechteck aus Sternen (mit For-Schleifen)</text:p>
      <text:p text:style-name="P2"><text:span text:style-name="T1">Szenario:</text:span> Schreibe ein Programm, das ein Rechteck aus Sternen (<text:span text:style-name="T4">*</text:span>) in der Konsole "zeichnet". Der Benutzer gibt die Höhe und Breite des Rechtecks ein, und das Programm zeichnet das entsprechende Rechteck.</text:p>
      <text:p text:style-name="P2"><text:span text:style-name="T1">Aufgabe</text:span>: Lass den Benutzer die Höhe und Breite des Rechtecks eingeben. Verwende verschachtelte <text:span text:style-name="T1">Schleifen</text:span>, um das Rechteck Zeile für Zeile aus Sternen zu zeichnen.</text:p>
      <text:p text:style-name="P4"><text:bookmark text:name="_ptqdo55e3meo"/>1. Einfache Array-Ausgabe</text:p>
      <text:p text:style-name="P3">Erstelle ein Array mit 5 ganzen Zahlen und gib jede Zahl in der Konsole aus.</text:p>
      <text:p text:style-name="P4"><text:bookmark text:name="_y88auwo4ej6n"/>2. Element aus einem Array abrufen</text:p>
      <text:p text:style-name="P2">Erstelle ein Array von Wochentagen und frage den 3. Tag ab. Verwende dazu den Index und gib das Element in der Konsole aus.</text:p>
      <text:p text:style-name="P3">string[] wochentage = { "Montag", "Dienstag", "Mittwoch", "Donnerstag", "Freitag", "Samstag", "Sonntag" }; </text:p>
      <text:p text:style-name="P4"><text:bookmark text:name="_3znyz9rra54x"/>2. Summe der Array-Elemente</text:p>
      <text:p text:style-name="P3">Initialisiere ein Array mit 10 Zahlen. Berechne die Summe aller Elemente im Array und gib das Ergebnis aus.Beispiel:</text:p>
      <text:p text:style-name="P3">int[] numbers = { 1, 2, 3, 4, 5, 6, 7, 8, 9, 10 };</text:p>
      <text:p text:style-name="P3">Ausgabe:</text:p>
      <text:p text:style-name="P3">55</text:p>
      <text:p text:style-name="P4"><text:bookmark text:name="_mc4fq63kc1es"/>3. Durchschnitt eines Arrays berechnen</text:p>
      <text:p text:style-name="P3">Erstelle ein Programm, das ein Array von Ganzzahlen einliest und den Durchschnitt der Werte berechnet und ausgibt.</text:p>
      <text:p text:style-name="P3"><text:span text:style-name="T1">Beispiel:</text:span></text:p>
      <text:p text:style-name="P3">int[] numbers = { 5, 10, 15, 20, 25 };</text:p>
      <text:p text:style-name="P3">Ausgabe:</text:p>
      <text:p text:style-name="P3">1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26pt" fo:font-weight="bold" style:font-size-asian="26pt" style:font-weight-asian="bold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3f3f3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3f3f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Tobias Bück, Sam Haghighi<draw:frame draw:style-name="Mfr1" draw:name="image1.png" text:anchor-type="char" svg:x="-0.4583in" svg:y="-0.3752in" svg:width="2.5575in" svg:height="0.5811in" draw:z-index="0"><draw:image xlink:href="Pictures/1000020100000800000001D96EE407CD644123D8.png" xlink:type="simple" xlink:show="embed" xlink:actuate="onLoad" loext:mime-type="image/png"/></draw:frame></text:p>
      </style:header>
      <style:footer>
        <text:p text:style-name="Standard">Dieses Werk von Tobias Bück <text:s/>ist lizenziert unter einer Creative Commons Namensnennung 4.0 International Lizenz (CC BY 4.0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5" meta:word-count="286" meta:character-count="1831" meta:non-whitespace-character-count="1567"/>
    <meta:generator>LibreOfficeDev/6.0.5.2$Linux_X86_64 LibreOffice_project/</meta:generator>
  </office:meta>
</office:document-meta>
</file>